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Dyuthi" svg:font-family="Dyuthi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794" officeooo:paragraph-rsid="0013e794"/>
    </style:style>
    <style:style style:name="P2" style:family="paragraph" style:parent-style-name="Standard">
      <style:text-properties style:font-name="Chilanka" officeooo:rsid="0013e794" officeooo:paragraph-rsid="0013e794"/>
    </style:style>
    <style:style style:name="P3" style:family="paragraph" style:parent-style-name="Standard">
      <style:text-properties style:font-name="Liberation Mono" officeooo:rsid="0013e794" officeooo:paragraph-rsid="0013e7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quick brown fox jumps over the lazy dog.</text:p>
      <text:p text:style-name="P1"/>
      <text:p text:style-name="P2">The quick brown fox jumps over the lazy dog.</text:p>
      <text:p text:style-name="P2"/>
      <text:p text:style-name="P3">The quick brown fox jumps over the lazy dog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Dyuthi" svg:font-family="Dyuthi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2:32:17.741639340</meta:creation-date>
    <dc:date>2025-08-25T12:33:36.273529241</dc:date>
    <meta:editing-duration>PT1M19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3" meta:word-count="27" meta:character-count="132" meta:non-whitespace-character-count="108"/>
  </office:meta>
</office:document-meta>
</file>